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F1-MICRO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577" calcext:value-type="float">
            <text:p>15,577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50.309998" calcext:value-type="float">
            <text:p>150,309998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51.39502" calcext:value-type="float">
            <text:p>1451,39502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389" calcext:value-type="float">
            <text:p>15,38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347" calcext:value-type="float">
            <text:p>151,347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5.386963" calcext:value-type="float">
            <text:p>1465,38696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'F1-MICRO'.B4:.B54])" office:value-type="float" office:value="15.6479019411765" calcext:value-type="float">
            <text:p>15,6479019412</text:p>
          </table:table-cell>
          <table:table-cell table:formula="of:=STDEV(['F1-MICRO'.B4:.B54])" office:value-type="float" office:value="0.313728342666353" calcext:value-type="float">
            <text:p>0,3137283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17" calcext:value-type="float">
            <text:p>15,51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065002" calcext:value-type="float">
            <text:p>150,0650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70.853027" calcext:value-type="float">
            <text:p>1470,85302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'F1-MICRO'.E4:.E54])" office:value-type="float" office:value="154.380939901961" calcext:value-type="float">
            <text:p>154,380939902</text:p>
          </table:table-cell>
          <table:table-cell table:formula="of:=STDEV(['F1-MICRO'.E4:.E54])" office:value-type="float" office:value="22.2620457315355" calcext:value-type="float">
            <text:p>22,26204573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68" calcext:value-type="float">
            <text:p>16,46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639008" calcext:value-type="float">
            <text:p>150,63900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1469.474976" calcext:value-type="float">
            <text:p>1469,474976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['F1-MICRO'.H4:.H21])" office:value-type="float" office:value="1459.41449666667" calcext:value-type="float">
            <text:p>1459,4144966667</text:p>
          </table:table-cell>
          <table:table-cell table:formula="of:=STDEV(['F1-MICRO'.H4:.H21])" office:value-type="float" office:value="7.26913669714959" calcext:value-type="float">
            <text:p>7,26913669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634" calcext:value-type="float">
            <text:p>15,63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910995" calcext:value-type="float">
            <text:p>150,910995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1463.498047" calcext:value-type="float">
            <text:p>1463,498047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" calcext:value-type="float">
            <text:p>15,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820999" calcext:value-type="float">
            <text:p>151,820999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1466.64502" calcext:value-type="float">
            <text:p>1466,645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1" calcext:value-type="float">
            <text:p>15,46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3.432007" calcext:value-type="float">
            <text:p>153,432007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0.715942" calcext:value-type="float">
            <text:p>1450,71594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668" calcext:value-type="float">
            <text:p>15,66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246994" calcext:value-type="float">
            <text:p>150,246994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470.147949" calcext:value-type="float">
            <text:p>1470,1479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12" calcext:value-type="float">
            <text:p>15,51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31995" calcext:value-type="float">
            <text:p>150,731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51.70105" calcext:value-type="float">
            <text:p>1451,701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16" calcext:value-type="float">
            <text:p>15,51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50.054993" calcext:value-type="float">
            <text:p>150,054993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5.620972" calcext:value-type="float">
            <text:p>1455,62097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28" calcext:value-type="float">
            <text:p>15,62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565002" calcext:value-type="float">
            <text:p>151,565002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6.360962" calcext:value-type="float">
            <text:p>1456,3609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59" calcext:value-type="float">
            <text:p>15,55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2.158997" calcext:value-type="float">
            <text:p>152,158997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61.715942" calcext:value-type="float">
            <text:p>1461,71594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281" calcext:value-type="float">
            <text:p>16,28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216995" calcext:value-type="float">
            <text:p>151,216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52.112061" calcext:value-type="float">
            <text:p>1452,1120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46" calcext:value-type="float">
            <text:p>15,64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332993" calcext:value-type="float">
            <text:p>151,332993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60.390015" calcext:value-type="float">
            <text:p>1460,39001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567993" calcext:value-type="float">
            <text:p>152,56799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1458.099976" calcext:value-type="float">
            <text:p>1458,09997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72" calcext:value-type="float">
            <text:p>15,7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3.197998" calcext:value-type="float">
            <text:p>153,197998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1451.427002" calcext:value-type="float">
            <text:p>1451,4270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462" calcext:value-type="float">
            <text:p>15,4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436005" calcext:value-type="float">
            <text:p>150,436005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50.399048" calcext:value-type="float">
            <text:p>1450,3990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465" calcext:value-type="float">
            <text:p>15,46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789993" calcext:value-type="float">
            <text:p>151,789993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1463.516968" calcext:value-type="float">
            <text:p>1463,51696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486" calcext:value-type="float">
            <text:p>15,48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4.824005" calcext:value-type="float">
            <text:p>154,824005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7160.920898" calcext:value-type="float">
            <text:p>7160,920898</text:p>
          </table:table-cell>
          <table:table-cell office:value-type="string" calcext:value-type="string">
            <text:p>← overflow</text:p>
          </table:table-cell>
          <table:table-cell table:style-name="ce1" office:value-type="percentage" office:value="2" calcext:value-type="percentage">
            <text:p>200,00%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97" calcext:value-type="float">
            <text:p>15,4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048996" calcext:value-type="float">
            <text:p>152,048996</text:p>
          </table:table-cell>
          <table:table-cell/>
          <table:table-cell office:value-type="float" office:value="7259" calcext:value-type="float">
            <text:p>7259</text:p>
          </table:table-cell>
          <table:table-cell office:value-type="float" office:value="7229.631836" calcext:value-type="float">
            <text:p>7229,63183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39" calcext:value-type="float">
            <text:p>15,43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.326996" calcext:value-type="float">
            <text:p>152,326996</text:p>
          </table:table-cell>
          <table:table-cell/>
          <table:table-cell office:value-type="float" office:value="7255" calcext:value-type="float">
            <text:p>7255</text:p>
          </table:table-cell>
          <table:table-cell office:value-type="float" office:value="7225.655762" calcext:value-type="float">
            <text:p>7225,6557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1" calcext:value-type="float">
            <text:p>15,46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332993" calcext:value-type="float">
            <text:p>152,332993</text:p>
          </table:table-cell>
          <table:table-cell/>
          <table:table-cell office:value-type="float" office:value="7468" calcext:value-type="float">
            <text:p>7468</text:p>
          </table:table-cell>
          <table:table-cell office:value-type="float" office:value="7438.102051" calcext:value-type="float">
            <text:p>7438,10205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1" calcext:value-type="float">
            <text:p>15,48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498993" calcext:value-type="float">
            <text:p>152,498993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7242.233887" calcext:value-type="float">
            <text:p>7242,23388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4" calcext:value-type="float">
            <text:p>15,48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5.789993" calcext:value-type="float">
            <text:p>155,789993</text:p>
          </table:table-cell>
          <table:table-cell/>
          <table:table-cell office:value-type="float" office:value="7257" calcext:value-type="float">
            <text:p>7257</text:p>
          </table:table-cell>
          <table:table-cell office:value-type="float" office:value="7223.14502" calcext:value-type="float">
            <text:p>7223,145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04" calcext:value-type="float">
            <text:p>15,50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255997" calcext:value-type="float">
            <text:p>152,255997</text:p>
          </table:table-cell>
          <table:table-cell/>
          <table:table-cell office:value-type="float" office:value="7251" calcext:value-type="float">
            <text:p>7251</text:p>
          </table:table-cell>
          <table:table-cell office:value-type="float" office:value="7221.710938" calcext:value-type="float">
            <text:p>7221,7109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4" calcext:value-type="float">
            <text:p>15,48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4.860001" calcext:value-type="float">
            <text:p>154,860001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7227.798828" calcext:value-type="float">
            <text:p>7227,79882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96" calcext:value-type="float">
            <text:p>15,5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3.776001" calcext:value-type="float">
            <text:p>153,776001</text:p>
          </table:table-cell>
          <table:table-cell/>
          <table:table-cell office:value-type="float" office:value="7461" calcext:value-type="float">
            <text:p>7461</text:p>
          </table:table-cell>
          <table:table-cell office:value-type="float" office:value="7429.684082" calcext:value-type="float">
            <text:p>7429,68408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8" calcext:value-type="float">
            <text:p>15,58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51.580002" calcext:value-type="float">
            <text:p>151,580002</text:p>
          </table:table-cell>
          <table:table-cell/>
          <table:table-cell office:value-type="float" office:value="7254" calcext:value-type="float">
            <text:p>7254</text:p>
          </table:table-cell>
          <table:table-cell office:value-type="float" office:value="7223.333984" calcext:value-type="float">
            <text:p>7223,33398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6" calcext:value-type="float">
            <text:p>15,436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309.434998" calcext:value-type="float">
            <text:p>309,434998</text:p>
          </table:table-cell>
          <table:table-cell/>
          <table:table-cell office:value-type="float" office:value="7256" calcext:value-type="float">
            <text:p>7256</text:p>
          </table:table-cell>
          <table:table-cell office:value-type="float" office:value="7225.876953" calcext:value-type="float">
            <text:p>7225,8769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2" calcext:value-type="float">
            <text:p>15,46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1.337006" calcext:value-type="float">
            <text:p>151,337006</text:p>
          </table:table-cell>
          <table:table-cell/>
          <table:table-cell office:value-type="float" office:value="7276" calcext:value-type="float">
            <text:p>7276</text:p>
          </table:table-cell>
          <table:table-cell office:value-type="float" office:value="7246.782227" calcext:value-type="float">
            <text:p>7246,7822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66" calcext:value-type="float">
            <text:p>15,56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3.218994" calcext:value-type="float">
            <text:p>153,218994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7214.757812" calcext:value-type="float">
            <text:p>7214,75781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752" calcext:value-type="float">
            <text:p>15,75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4.292999" calcext:value-type="float">
            <text:p>154,292999</text:p>
          </table:table-cell>
          <table:table-cell/>
          <table:table-cell office:value-type="float" office:value="7237" calcext:value-type="float">
            <text:p>7237</text:p>
          </table:table-cell>
          <table:table-cell office:value-type="float" office:value="7207.214844" calcext:value-type="float">
            <text:p>7207,2148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0.501999" calcext:value-type="float">
            <text:p>150,501999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7216.652832" calcext:value-type="float">
            <text:p>7216,6528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254" calcext:value-type="float">
            <text:p>16,25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.671997" calcext:value-type="float">
            <text:p>150,671997</text:p>
          </table:table-cell>
          <table:table-cell/>
          <table:table-cell office:value-type="float" office:value="7241" calcext:value-type="float">
            <text:p>7241</text:p>
          </table:table-cell>
          <table:table-cell office:value-type="float" office:value="7210.916016" calcext:value-type="float">
            <text:p>7210,91601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87" calcext:value-type="float">
            <text:p>15,58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50.182999" calcext:value-type="float">
            <text:p>150,182999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210.711914" calcext:value-type="float">
            <text:p>7210,71191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14" calcext:value-type="float">
            <text:p>15,41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3.225998" calcext:value-type="float">
            <text:p>153,225998</text:p>
          </table:table-cell>
          <table:table-cell/>
          <table:table-cell office:value-type="float" office:value="7254" calcext:value-type="float">
            <text:p>7254</text:p>
          </table:table-cell>
          <table:table-cell office:value-type="float" office:value="7223.295898" calcext:value-type="float">
            <text:p>7223,2958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3" calcext:value-type="float">
            <text:p>15,43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0.985001" calcext:value-type="float">
            <text:p>150,985001</text:p>
          </table:table-cell>
          <table:table-cell/>
          <table:table-cell office:value-type="float" office:value="7244" calcext:value-type="float">
            <text:p>7244</text:p>
          </table:table-cell>
          <table:table-cell office:value-type="float" office:value="7213.450195" calcext:value-type="float">
            <text:p>7213,45019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07" calcext:value-type="float">
            <text:p>15,60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5.378006" calcext:value-type="float">
            <text:p>155,378006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7217.27002" calcext:value-type="float">
            <text:p>7217,270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" calcext:value-type="float">
            <text:p>15,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095001" calcext:value-type="float">
            <text:p>151,095001</text:p>
          </table:table-cell>
          <table:table-cell/>
          <table:table-cell office:value-type="float" office:value="7241" calcext:value-type="float">
            <text:p>7241</text:p>
          </table:table-cell>
          <table:table-cell office:value-type="float" office:value="7212.067871" calcext:value-type="float">
            <text:p>7212,06787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88" calcext:value-type="float">
            <text:p>15,5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88995" calcext:value-type="float">
            <text:p>151,188995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7237.529785" calcext:value-type="float">
            <text:p>7237,5297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829" calcext:value-type="float">
            <text:p>15,8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3.307007" calcext:value-type="float">
            <text:p>153,307007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7217.048828" calcext:value-type="float">
            <text:p>7217,04882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746" calcext:value-type="float">
            <text:p>15,7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2.123001" calcext:value-type="float">
            <text:p>152,123001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7218.541992" calcext:value-type="float">
            <text:p>7218,5419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72" calcext:value-type="float">
            <text:p>15,5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7.778" calcext:value-type="float">
            <text:p>147,778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7215.348145" calcext:value-type="float">
            <text:p>7215,34814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406" calcext:value-type="float">
            <text:p>15,40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25" calcext:value-type="float">
            <text:p>152,25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7215.291992" calcext:value-type="float">
            <text:p>7215,29199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077999" calcext:value-type="float">
            <text:p>17,07799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317993" calcext:value-type="float">
            <text:p>146,317993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7215.153809" calcext:value-type="float">
            <text:p>7215,15380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237" calcext:value-type="float">
            <text:p>16,23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944" calcext:value-type="float">
            <text:p>146,944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7213.265137" calcext:value-type="float">
            <text:p>7213,26513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027" calcext:value-type="float">
            <text:p>16,02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7.975006" calcext:value-type="float">
            <text:p>147,975006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212.532227" calcext:value-type="float">
            <text:p>7212,53222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19" calcext:value-type="float">
            <text:p>15,81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9.972" calcext:value-type="float">
            <text:p>149,97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7013.185059" calcext:value-type="float">
            <text:p>7013,1850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588" calcext:value-type="float">
            <text:p>15,5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6.701996" calcext:value-type="float">
            <text:p>146,701996</text:p>
          </table:table-cell>
          <table:table-cell/>
          <table:table-cell office:value-type="float" office:value="7461" calcext:value-type="float">
            <text:p>7461</text:p>
          </table:table-cell>
          <table:table-cell office:value-type="float" office:value="7431.591797" calcext:value-type="float">
            <text:p>7431,59179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35" calcext:value-type="float">
            <text:p>15,63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307999" calcext:value-type="float">
            <text:p>146,307999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7216.530762" calcext:value-type="float">
            <text:p>7216,53076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57" calcext:value-type="float">
            <text:p>15,55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6.117996" calcext:value-type="float">
            <text:p>146,117996</text:p>
          </table:table-cell>
          <table:table-cell/>
          <table:table-cell office:value-type="float" office:value="7266" calcext:value-type="float">
            <text:p>7266</text:p>
          </table:table-cell>
          <table:table-cell office:value-type="float" office:value="7229.441895" calcext:value-type="float">
            <text:p>7229,441895</text:p>
          </table:table-cell>
          <table:table-cell table:number-columns-repeated="5"/>
        </table:table-row>
      </table:table>
      <table:table table:name="G1-SMAL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33" calcext:value-type="float">
            <text:p>15,3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94.710007" calcext:value-type="float">
            <text:p>194,710007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1458.949951" calcext:value-type="float">
            <text:p>1458,949951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9" calcext:value-type="float">
            <text:p>15,3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5.328995" calcext:value-type="float">
            <text:p>145,3289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3.738037" calcext:value-type="float">
            <text:p>1463,73803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'G1-SMALL'.B4:.B54])" office:value-type="float" office:value="15.4477254705882" calcext:value-type="float">
            <text:p>15,4477254706</text:p>
          </table:table-cell>
          <table:table-cell table:formula="of:=STDEV(['G1-SMALL'.B4:.B54])" office:value-type="float" office:value="0.245787859680445" calcext:value-type="float">
            <text:p>0,2457878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34" calcext:value-type="float">
            <text:p>15,33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819" calcext:value-type="float">
            <text:p>145,819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1447.44397" calcext:value-type="float">
            <text:p>1447,4439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'G1-SMALL'.E4:.E54])" office:value-type="float" office:value="150.782351901961" calcext:value-type="float">
            <text:p>150,782351902</text:p>
          </table:table-cell>
          <table:table-cell table:formula="of:=STDEV(['G1-SMALL'.E4:.E54])" office:value-type="float" office:value="6.89982842487717" calcext:value-type="float">
            <text:p>6,89982842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68" calcext:value-type="float">
            <text:p>15,36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151001" calcext:value-type="float">
            <text:p>146,151001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48.349976" calcext:value-type="float">
            <text:p>1448,349976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['G1-SMALL'.H4:.H54])" office:value-type="float" office:value="1456.74997845098" calcext:value-type="float">
            <text:p>1456,749978451</text:p>
          </table:table-cell>
          <table:table-cell table:formula="of:=STDEV(['G1-SMALL'.H4:.H54])" office:value-type="float" office:value="15.5847526475198" calcext:value-type="float">
            <text:p>15,58475264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718" calcext:value-type="float">
            <text:p>15,7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931" calcext:value-type="float">
            <text:p>146,931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1468.994995" calcext:value-type="float">
            <text:p>1468,99499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686" calcext:value-type="float">
            <text:p>15,6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5.781006" calcext:value-type="float">
            <text:p>145,781006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46.271973" calcext:value-type="float">
            <text:p>1446,27197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43" calcext:value-type="float">
            <text:p>15,44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520004" calcext:value-type="float">
            <text:p>145,520004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7.685059" calcext:value-type="float">
            <text:p>1457,68505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54" calcext:value-type="float">
            <text:p>15,35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257996" calcext:value-type="float">
            <text:p>146,257996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6.964966" calcext:value-type="float">
            <text:p>1456,9649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765" calcext:value-type="float">
            <text:p>15,76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6.309006" calcext:value-type="float">
            <text:p>146,309006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1513.795044" calcext:value-type="float">
            <text:p>1513,7950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152" calcext:value-type="float">
            <text:p>16,15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341003" calcext:value-type="float">
            <text:p>145,34100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493.728027" calcext:value-type="float">
            <text:p>1493,72802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91" calcext:value-type="float">
            <text:p>15,39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416" calcext:value-type="float">
            <text:p>146,416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1511.167969" calcext:value-type="float">
            <text:p>1511,1679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9" calcext:value-type="float">
            <text:p>15,35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5.173004" calcext:value-type="float">
            <text:p>145,173004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489.824951" calcext:value-type="float">
            <text:p>1489,82495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28" calcext:value-type="float">
            <text:p>15,3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701996" calcext:value-type="float">
            <text:p>145,701996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1447.535034" calcext:value-type="float">
            <text:p>1447,53503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1" calcext:value-type="float">
            <text:p>15,39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5.266998" calcext:value-type="float">
            <text:p>145,266998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2.508057" calcext:value-type="float">
            <text:p>1452,50805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467" calcext:value-type="float">
            <text:p>15,46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595001" calcext:value-type="float">
            <text:p>146,595001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52.104004" calcext:value-type="float">
            <text:p>1452,10400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376" calcext:value-type="float">
            <text:p>15,37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71005" calcext:value-type="float">
            <text:p>151,171005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float" office:value="1447.093018" calcext:value-type="float">
            <text:p>1447,09301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726999" calcext:value-type="float">
            <text:p>16,7269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52.009995" calcext:value-type="float">
            <text:p>152,009995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47.765015" calcext:value-type="float">
            <text:p>1447,76501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7" calcext:value-type="float">
            <text:p>15,35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25" calcext:value-type="float">
            <text:p>151,25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1449.894043" calcext:value-type="float">
            <text:p>1449,8940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66" calcext:value-type="float">
            <text:p>15,3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.626999" calcext:value-type="float">
            <text:p>150,626999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4.802002" calcext:value-type="float">
            <text:p>1454,8020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4" calcext:value-type="float">
            <text:p>15,35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815994" calcext:value-type="float">
            <text:p>151,81599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456.796997" calcext:value-type="float">
            <text:p>1456,79699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783" calcext:value-type="float">
            <text:p>15,78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6.936996" calcext:value-type="float">
            <text:p>156,936996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45.750977" calcext:value-type="float">
            <text:p>1445,75097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02" calcext:value-type="float">
            <text:p>15,4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354004" calcext:value-type="float">
            <text:p>150,3540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8.878052" calcext:value-type="float">
            <text:p>1468,8780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97" calcext:value-type="float">
            <text:p>15,39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1.164001" calcext:value-type="float">
            <text:p>151,164001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3.937012" calcext:value-type="float">
            <text:p>1453,93701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43" calcext:value-type="float">
            <text:p>15,24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0.552994" calcext:value-type="float">
            <text:p>150,552994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1451.906006" calcext:value-type="float">
            <text:p>1451,9060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0.878998" calcext:value-type="float">
            <text:p>150,878998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8.004028" calcext:value-type="float">
            <text:p>1448,0040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73" calcext:value-type="float">
            <text:p>15,37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5.75" calcext:value-type="float">
            <text:p>155,75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49.718994" calcext:value-type="float">
            <text:p>1449,71899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1" calcext:value-type="float">
            <text:p>15,43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98996" calcext:value-type="float">
            <text:p>150,798996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439.672974" calcext:value-type="float">
            <text:p>1439,67297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88" calcext:value-type="float">
            <text:p>15,3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31995" calcext:value-type="float">
            <text:p>150,731995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1447.069946" calcext:value-type="float">
            <text:p>1447,0699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368" calcext:value-type="float">
            <text:p>15,36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9.919998" calcext:value-type="float">
            <text:p>149,919998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4.890991" calcext:value-type="float">
            <text:p>1464,89099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272" calcext:value-type="float">
            <text:p>15,27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.139999" calcext:value-type="float">
            <text:p>150,139999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457.202026" calcext:value-type="float">
            <text:p>1457,20202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53" calcext:value-type="float">
            <text:p>15,5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9.332001" calcext:value-type="float">
            <text:p>149,332001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2.134033" calcext:value-type="float">
            <text:p>1452,1340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14" calcext:value-type="float">
            <text:p>15,31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.664001" calcext:value-type="float">
            <text:p>150,664001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6.68103" calcext:value-type="float">
            <text:p>1456,6810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315" calcext:value-type="float">
            <text:p>15,31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671997" calcext:value-type="float">
            <text:p>151,671997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1477.729004" calcext:value-type="float">
            <text:p>1477,72900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03" calcext:value-type="float">
            <text:p>15,3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01996" calcext:value-type="float">
            <text:p>150,701996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4.261963" calcext:value-type="float">
            <text:p>1454,26196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643" calcext:value-type="float">
            <text:p>15,64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02997" calcext:value-type="float">
            <text:p>151,1029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456.44104" calcext:value-type="float">
            <text:p>1456,4410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317" calcext:value-type="float">
            <text:p>15,31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2.457001" calcext:value-type="float">
            <text:p>152,457001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5.385986" calcext:value-type="float">
            <text:p>1455,3859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15" calcext:value-type="float">
            <text:p>15,31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5.783997" calcext:value-type="float">
            <text:p>155,783997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1456.520996" calcext:value-type="float">
            <text:p>1456,52099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94" calcext:value-type="float">
            <text:p>15,39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50.804993" calcext:value-type="float">
            <text:p>150,804993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1441.171997" calcext:value-type="float">
            <text:p>1441,17199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14" calcext:value-type="float">
            <text:p>15,41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.113998" calcext:value-type="float">
            <text:p>150,113998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445.444946" calcext:value-type="float">
            <text:p>1445,44494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272" calcext:value-type="float">
            <text:p>15,27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.977997" calcext:value-type="float">
            <text:p>150,977997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1451.688965" calcext:value-type="float">
            <text:p>1451,6889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07" calcext:value-type="float">
            <text:p>15,30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.878998" calcext:value-type="float">
            <text:p>152,878998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3.328979" calcext:value-type="float">
            <text:p>1453,32897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98" calcext:value-type="float">
            <text:p>15,4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.052002" calcext:value-type="float">
            <text:p>150,0520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7.777954" calcext:value-type="float">
            <text:p>1467,77795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28" calcext:value-type="float">
            <text:p>15,4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617996" calcext:value-type="float">
            <text:p>151,617996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9.936035" calcext:value-type="float">
            <text:p>1449,93603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325" calcext:value-type="float">
            <text:p>15,32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453995" calcext:value-type="float">
            <text:p>151,453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9.822021" calcext:value-type="float">
            <text:p>1449,8220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,3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50.848999" calcext:value-type="float">
            <text:p>150,848999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2.083984" calcext:value-type="float">
            <text:p>1452,08398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92" calcext:value-type="float">
            <text:p>15,29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51.231995" calcext:value-type="float">
            <text:p>151,231995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1450.376953" calcext:value-type="float">
            <text:p>1450,3769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1" calcext:value-type="float">
            <text:p>15,4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2.740997" calcext:value-type="float">
            <text:p>152,740997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float" office:value="1443.444946" calcext:value-type="float">
            <text:p>1443,4449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538" calcext:value-type="float">
            <text:p>15,53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9.438995" calcext:value-type="float">
            <text:p>149,438995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float" office:value="1447.115967" calcext:value-type="float">
            <text:p>1447,1159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4" calcext:value-type="float">
            <text:p>15,39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2.261993" calcext:value-type="float">
            <text:p>152,261993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50.406006" calcext:value-type="float">
            <text:p>1450,4060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12" calcext:value-type="float">
            <text:p>15,61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0.891006" calcext:value-type="float">
            <text:p>150,891006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1441.240967" calcext:value-type="float">
            <text:p>1441,2409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4" calcext:value-type="float">
            <text:p>15,2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51.468002" calcext:value-type="float">
            <text:p>151,468002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448.811035" calcext:value-type="float">
            <text:p>1448,811035</text:p>
          </table:table-cell>
          <table:table-cell table:number-columns-repeated="5"/>
        </table:table-row>
      </table:table>
      <table:table table:name="GO-RESULT" table:style-name="ta1">
        <table:shapes>
          <draw:frame draw:z-index="0" draw:style-name="gr1" draw:text-style-name="P1" svg:width="111.88mm" svg:height="59.83mm" svg:x="194.57mm" svg:y="88.44mm">
            <loext:p draw:notify-on-update-of-ranges="'GO-RESULT'.C18:'GO-RESULT'.C18 'GO-RESULT'.D18:'GO-RESULT'.F18 'GO-RESULT'.C19:'GO-RESULT'.C19 'GO-RESULT'.D19:'GO-RESULT'.F19 'GO-RESULT'.C20:'GO-RESULT'.C20 'GO-RESULT'.D20:'GO-RESULT'.F20 'GO-RESULT'.C21:'GO-RESULT'.C21 'GO-RESULT'.D21:'GO-RESULT'.F21 'GO-RESULT'.C22:'GO-RESULT'.C22 'GO-RESULT'.D22:'GO-RESULT'.F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f1-micro</text:p>
          </table:table-cell>
          <table:table-cell office:value-type="float" office:value="15.6479" calcext:value-type="float">
            <text:p>15,6479</text:p>
          </table:table-cell>
          <table:table-cell office:value-type="float" office:value="154.38094" calcext:value-type="float">
            <text:p>154,38094</text:p>
          </table:table-cell>
          <table:table-cell office:value-type="float" office:value="1459.4144" calcext:value-type="float">
            <text:p>1459,4144</text:p>
          </table:table-cell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g1-small</text:p>
          </table:table-cell>
          <table:table-cell office:value-type="float" office:value="15.4477" calcext:value-type="float">
            <text:p>15,4477</text:p>
          </table:table-cell>
          <table:table-cell office:value-type="float" office:value="150.7823" calcext:value-type="float">
            <text:p>150,7823</text:p>
          </table:table-cell>
          <table:table-cell office:value-type="float" office:value="1456.7499" calcext:value-type="float">
            <text:p>1456,7499</text:p>
          </table:table-cell>
        </table:table-row>
        <table:table-row table:style-name="ro1">
          <table:table-cell/>
          <table:table-cell office:value-type="float" office:value="1.024" calcext:value-type="float">
            <text:p>1,024</text:p>
          </table:table-cell>
          <table:table-cell office:value-type="string" calcext:value-type="string">
            <text:p>cloudfunction</text:p>
          </table:table-cell>
          <table:table-cell office:value-type="float" office:value="17" calcext:value-type="float">
            <text:p>17</text:p>
          </table:table-cell>
          <table:table-cell office:value-type="float" office:value="220.96" calcext:value-type="float">
            <text:p>220,96</text:p>
          </table:table-cell>
          <table:table-cell office:value-type="float" office:value="2349.54" calcext:value-type="float">
            <text:p>2349,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ssion</text:p>
          </table:table-cell>
          <table:table-cell office:value-type="float" office:value="25.61" calcext:value-type="float">
            <text:p>25,61</text:p>
          </table:table-cell>
          <table:table-cell office:value-type="float" office:value="176.07" calcext:value-type="float">
            <text:p>176,07</text:p>
          </table:table-cell>
          <table:table-cell office:value-type="float" office:value="1764.21" calcext:value-type="float">
            <text:p>1764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8:05:44.38130350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3T18:38:15.670093170</dc:date>
    <meta:editing-duration>PT1H58M19S</meta:editing-duration>
    <meta:editing-cycles>8</meta:editing-cycles>
    <meta:generator>LibreOffice/5.1.6.2$Linux_X86_64 LibreOffice_project/10m0$Build-2</meta:generator>
    <meta:document-statistic meta:table-count="4" meta:cell-count="7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9cm" svg:height="5.984cm" xlink:href=".." xlink:type="simple" chart:class="chart:bar" chart:style-name="ch1">
        <chart:legend chart:legend-position="end" svg:x="8.397cm" svg:y="1.946cm" style:legend-expansion="high" chart:style-name="ch2"/>
        <chart:plot-area chart:style-name="ch3" table:cell-range-address="'GO-RESULT'.C18:'GO-RESULT'.F22" chart:data-source-has-labels="both" svg:x="0.223cm" svg:y="0.119cm" svg:width="7.951cm" svg:height="5.746cm">
          <chartooo:coordinate-region svg:x="1.377cm" svg:y="0.318cm" svg:width="6.774cm" svg:height="4.9cm"/>
          <chart:axis chart:dimension="x" chart:name="primary-x" chart:style-name="ch4" chartooo:axis-type="auto">
            <chartooo:date-scale/>
            <chart:categories table:cell-range-address="'GO-RESULT'.D18:'GO-RESULT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9:'GO-RESULT'.F19" chart:label-cell-address="'GO-RESULT'.C19:'GO-RESULT'.C19" chart:class="chart:bar">
            <chart:data-point chart:repeated="3"/>
          </chart:series>
          <chart:series chart:style-name="ch8" chart:values-cell-range-address="'GO-RESULT'.D20:'GO-RESULT'.F20" chart:label-cell-address="'GO-RESULT'.C20:'GO-RESULT'.C20" chart:class="chart:bar">
            <chart:data-point chart:repeated="3"/>
          </chart:series>
          <chart:series chart:style-name="ch9" chart:values-cell-range-address="'GO-RESULT'.D21:'GO-RESULT'.F21" chart:label-cell-address="'GO-RESULT'.C21:'GO-RESULT'.C21" chart:class="chart:bar">
            <chart:data-point chart:repeated="3"/>
          </chart:series>
          <chart:series chart:style-name="ch10" chart:values-cell-range-address="'GO-RESULT'.D22:'GO-RESULT'.F22" chart:label-cell-address="'GO-RESULT'.C22:'GO-RESULT'.C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GO-RESULT'.D18:'GO-RESULT'.F1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f1-micro</text:p>
                <draw:g>
                  <svg:desc>'GO-RESULT'.C19:'GO-RESULT'.C19</svg:desc>
                </draw:g>
              </table:table-cell>
              <table:table-cell office:value-type="float" office:value="15.6479">
                <text:p>15.6479</text:p>
                <draw:g>
                  <svg:desc>'GO-RESULT'.D19:'GO-RESULT'.F19</svg:desc>
                </draw:g>
              </table:table-cell>
              <table:table-cell office:value-type="float" office:value="154.38094">
                <text:p>154.38094</text:p>
              </table:table-cell>
              <table:table-cell office:value-type="float" office:value="1459.4144">
                <text:p>1459.4144</text:p>
              </table:table-cell>
            </table:table-row>
            <table:table-row>
              <table:table-cell office:value-type="string">
                <text:p>g1-small</text:p>
                <draw:g>
                  <svg:desc>'GO-RESULT'.C20:'GO-RESULT'.C20</svg:desc>
                </draw:g>
              </table:table-cell>
              <table:table-cell office:value-type="float" office:value="15.4477">
                <text:p>15.4477</text:p>
                <draw:g>
                  <svg:desc>'GO-RESULT'.D20:'GO-RESULT'.F20</svg:desc>
                </draw:g>
              </table:table-cell>
              <table:table-cell office:value-type="float" office:value="150.7823">
                <text:p>150.7823</text:p>
              </table:table-cell>
              <table:table-cell office:value-type="float" office:value="1456.7499">
                <text:p>1456.7499</text:p>
              </table:table-cell>
            </table:table-row>
            <table:table-row>
              <table:table-cell office:value-type="string">
                <text:p>cloudfunction</text:p>
                <draw:g>
                  <svg:desc>'GO-RESULT'.C21:'GO-RESULT'.C21</svg:desc>
                </draw:g>
              </table:table-cell>
              <table:table-cell office:value-type="float" office:value="17">
                <text:p>17</text:p>
                <draw:g>
                  <svg:desc>'GO-RESULT'.D21:'GO-RESULT'.F21</svg:desc>
                </draw:g>
              </table:table-cell>
              <table:table-cell office:value-type="float" office:value="220.96">
                <text:p>220.96</text:p>
              </table:table-cell>
              <table:table-cell office:value-type="float" office:value="2349.54">
                <text:p>2349.54</text:p>
              </table:table-cell>
            </table:table-row>
            <table:table-row>
              <table:table-cell office:value-type="string">
                <text:p>fission</text:p>
                <draw:g>
                  <svg:desc>'GO-RESULT'.C22:'GO-RESULT'.C22</svg:desc>
                </draw:g>
              </table:table-cell>
              <table:table-cell office:value-type="float" office:value="25.61">
                <text:p>25.61</text:p>
                <draw:g>
                  <svg:desc>'GO-RESULT'.D22:'GO-RESULT'.F22</svg:desc>
                </draw:g>
              </table:table-cell>
              <table:table-cell office:value-type="float" office:value="176.07">
                <text:p>176.07</text:p>
              </table:table-cell>
              <table:table-cell office:value-type="float" office:value="1764.21">
                <text:p>1764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